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9f53" officeooo:paragraph-rsid="000e9f53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0e9f53" officeooo:paragraph-rsid="000e9f53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ea234" officeooo:paragraph-rsid="000ea234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e9f53" officeooo:paragraph-rsid="000ea234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onsor team call</text:p>
      <text:list text:style-name="L1">
        <text:list-item>
          <text:p text:style-name="P2">Brief of sponser team:- </text:p>
          <text:list>
            <text:list-item>
              <text:p text:style-name="P2">what sponsor team does, manage sponsor, onboard them accourding to their requirement, plan special drives, etc.</text:p>
            </text:list-item>
          </text:list>
        </text:list-item>
        <text:list-item>
          <text:p text:style-name="P2">Sponsor Outreach: videos and stuff.....</text:p>
          <text:list>
            <text:list-item>
              <text:p text:style-name="P3">asking sm team to </text:p>
            </text:list-item>
          </text:list>
        </text:list-item>
        <text:list-item>
          <text:p text:style-name="P2">Foodbank Scope &amp; Team Structure</text:p>
          <text:list>
            <text:list-item>
              <text:p text:style-name="P2"/>
            </text:list-item>
          </text:list>
        </text:list-item>
        <text:list-item>
          <text:p text:style-name="P2">Inactive Members &amp; Reshuffling</text:p>
          <text:list>
            <text:list-item>
              <text:p text:style-name="P2"/>
            </text:list-item>
          </text:list>
        </text:list-item>
        <text:list-item>
          <text:p text:style-name="P2">Communication &amp; Coordination</text:p>
          <text:list>
            <text:list-item>
              <text:p text:style-name="P2"/>
            </text:list-item>
          </text:list>
        </text:list-item>
        <text:list-item>
          <text:p text:style-name="P4">Proactive Drive Planning</text:p>
          <text:list>
            <text:list-item>
              <text:p text:style-name="P4"/>
            </text:list-item>
          </text:list>
        </text:list-item>
        <text:list-item>
          <text:p text:style-name="P4">Toolkit &amp; Templates</text:p>
          <text:list>
            <text:list-item>
              <text:p text:style-name="P2"/>
            </text:list-item>
          </text:list>
        </text:list-item>
        <text:list-item>
          <text:p text:style-name="P2">Sponsor Engagement &amp; Content</text:p>
          <text:list>
            <text:list-item>
              <text:p text:style-name="P2"/>
            </text:list-item>
          </text:list>
        </text:list-item>
        <text:list-item>
          <text:p text:style-name="P2">Action &amp; Next Steps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873cm" fo:margin-right="0.52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9T22:12:28.714865304</meta:creation-date>
    <dc:date>2025-12-09T22:36:05.140064207</dc:date>
    <meta:editing-duration>PT10M19S</meta:editing-duration>
    <meta:editing-cycles>1</meta:editing-cycles>
    <meta:document-statistic meta:table-count="0" meta:image-count="0" meta:object-count="0" meta:page-count="1" meta:paragraph-count="18" meta:word-count="75" meta:character-count="422" meta:non-whitespace-character-count="374"/>
    <meta:generator>LibreOffice/25.8.3.2$Linux_X86_64 LibreOffice_project/580$Build-2</meta:generator>
  </office:meta>
</office:document-meta>
</file>